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lut à tous. Ca faisait longtemps que je n'avais pas fait de news.</text:p>
      <text:p text:style-name="Standard">Guild Wars 2 m'ayant lassé, j'ai fait une pause durant laquelle j'ai testé/fini d'autres jeux. Et je suis tombée sur celui-ci encore en développement mais très prometteur: Star Citizen.</text:p>
      <text:p text:style-name="Standard">Je vous ai concocté une séries d'articles dans lesquels je vais tenter de vous montrer la complexité mais aussi la passion des développeurs pour ce MMO de simulation spatiale.</text:p>
      <text:p text:style-name="Standard"/>
      <text:p text:style-name="Standard"/>
      <text:p text:style-name="Standard">Pour commencer, ce jeu est développé par Chris Roberts de Cloud Imperium Games (<text:a xlink:type="simple" xlink:href="http://www.cloudimperiumgames.com/">http://www.cloudimperiumgames.com/</text:a>). Pour ceux qui n'ont pas leur maîtrise de l'histoire du jeu vidéo, il s'agit du papa de Wing Commander, Wing Commander: Privateer, Starlancer et Freelancer.</text:p>
      <text:p text:style-name="Standard"/>
      <text:p text:style-name="Standard">Pour développer son jeu, Chris Roberts a choisi le crowdfunding. Initialement, il voulait récolter 500 000 $ en 2012 mais actuellement, la somme récoltée atteint 42 M $ grâce à une communauté de passionnés. (screenshot sur le site)</text:p>
      <text:p text:style-name="Standard">En comparaison, aurait couté <text:line-break/>Star Wars galaxies --&gt; 35 M$<text:line-break/>Everquest 2 --&gt; 35M$<text:line-break/>Vanguard --&gt; 35 M$ </text:p>
      <text:p text:style-name="Standard">WoW : +/-35M de dollars.<text:line-break/>DaoC : 5M de dollars.</text:p>
      <text:p text:style-name="Standard">Avec un tel budget (toujours en expansion) et en étant son propre éditeur, nous avons là une bonne assurance de ne pas voir ce jeu sortir à la va-vite ou victime d'un coupe budget.</text:p>
      <text:p text:style-name="Standard"/>
      <text:p text:style-name="Standard">Aperçu général</text:p>
      <text:p text:style-name="Standard"/>
      <text:p text:style-name="Standard">L'histoire se déroulera donc dans l'espace, dans un monde ouvert.</text:p>
      <text:p text:style-name="Standard">Côté "classe", le choix est vaste et vous pourrez combiner en fonction de votre style de jeu: pirate, contrebandier, explorateur, commerçant, exploitant, marchand, soldat, chasseur de prime.</text:p>
      <text:p text:style-name="Standard">Il n'y aura pas de niveau. Seul votre habileté à piloter un vaisseau comptera.</text:p>
      <text:p text:style-name="Standard">Pour renforcer le côté immersif, la vue sera à la première personne, lorsque vous voudrez charger une cargaison dans votre vaisseau, il n'y aura pas juste une interface qui apparaîtra en stationnant près de la planète, vous devrez vraiment atterrir et aller charger la cargaison et l'agencer en fonction de l'espace disponible dans votre vaisseau (j'y reviendrait plus tard).</text:p>
      <text:p text:style-name="Standard">Le jeu se divisera en plusieurs "modules":</text:p>
      <text:p text:style-name="Standard">Arena Commander: PVP (dogfight) avec 5 modes differents. (gw2 n'a qu'un seul mode, la capture de points)<text:line-break/>-Squadron 42: mode histoire en quelque sorte. <text:line-break/>-Le monde ouvert: allez librement où vous voulez dans tout l'univers connu actuellement en 2944, avec d'autres joueurs. </text:p>
      <text:p text:style-name="Standard"/>
      <text:p text:style-name="Standard">Aspects concernant le jeu</text:p>
      <text:p text:style-name="Standard">monde ouvert, sans fin, plusieurs choix possible ( pirate, contrebandiers, explorateur, commerçant, exploitant, marchgand, sorldat, chasseur de prime).</text:p>
      <text:p text:style-name="Standard">Le jeu en lui même sera fait de plusieurs modules. <text:line-break/>-Arena Commander: PVP (dogfight) avec 5 modes differents. (gw2 n'a qu'un seul mode, la capture de points)<text:line-break/>-Squadron 42:    mode histoire en quelque sorte, en solo ou en coop.<text:line-break/>-Le monde ouvert: allez librement où vous voulez dans tout l'univers connu actuellement en 2944, avec d'autres joueurs. </text:p>
      <text:p text:style-name="Standard"/>
      <text:p text:style-name="Standard"/>
      <text:p text:style-name="Standard">Le soucis du réalisme et de l'immersion</text:p>
      <text:p text:style-name="Standard"><text:soft-page-break/>Le réalisme est vraiment une priorité pour Chris Roberts, vous vous en rendrez compte dans les articles qui suivront. Il y a le chargement de la cargaison cité plus tôt mais aussi l'intégration de la physique newtonienne (enfin, on reste dans le domaine du jeu vidéo et Chris Roberts n'a pas encore tout dévoilé à ce sujet).</text:p>
      <text:p text:style-name="Standard">Modélisation des impacts sur votre vaisseau, pas de système heal "regen du corps", mais plutôt un système de remplacement de vos membres par des prothèses.</text:p>
      <text:p text:style-name="Standard">Le jeu est prévu pour intégrer l'Oculus Rift</text:p>
      <text:p text:style-name="Standard">C'est d'ailleurs dans ce soucis de réalisme que le jeu est développé sur PC: le niveau de réalisme sera bien plus poussé que sur console, le moindre impact sera modélisé, tous les éléments mobiles seront vraiment animés, vous pouvez même perdre des morceaux de votre vaisseau et le constater visuellement.</text:p>
      <text:p text:style-name="Standard"/>
      <text:p text:style-name="Standard">Moteur physique</text:p>
      <text:p text:style-name="Standard"/>
      <text:p text:style-name="Standard">Côté technique le jeu tourne sous le CryEngine 3 de Crytek afin d'avoir un jeu poussé aussi bien visuellement qu'en terme de gameplay.</text:p>
      <text:p text:style-name="Standard"/>
      <text:p text:style-name="Standard">Voilà déjà, je pense, un bel aperçu de SC, mais Chris Roberts a encore tellement d'idées et de nombreux sujets ont déjà été traité sur la toile. J'y reviendrai dans de futurs articles:</text:p>
      <text:list xml:id="list8355481812086870943" text:style-name="L1">
        <text:list-item>
          <text:p text:style-name="P3"><text:a xlink:type="simple" xlink:href="http://www.force-unifiee.fr/star-citizen/star-citizen.php?article=845#1">Assurances</text:a> </text:p>
        </text:list-item>
        <text:list-item>
          <text:p text:style-name="P3"><text:a xlink:type="simple" xlink:href="http://www.force-unifiee.fr/star-citizen/star-citizen.php?article=845#2">Combats</text:a> </text:p>
        </text:list-item>
        <text:list-item>
          <text:p text:style-name="P3"><text:a xlink:type="simple" xlink:href="http://www.force-unifiee.fr/star-citizen/star-citizen.php?article=845#3">Commerce, économie, artisanat</text:a> </text:p>
        </text:list-item>
        <text:list-item>
          <text:p text:style-name="P3"><text:a xlink:type="simple" xlink:href="http://www.force-unifiee.fr/star-citizen/star-citizen.php?article=845#4">Equipements, armement</text:a> </text:p>
        </text:list-item>
        <text:list-item>
          <text:p text:style-name="P3"><text:a xlink:type="simple" xlink:href="http://www.force-unifiee.fr/star-citizen/star-citizen.php?article=845#5">Général</text:a> </text:p>
        </text:list-item>
        <text:list-item>
          <text:p text:style-name="P3"><text:a xlink:type="simple" xlink:href="http://www.force-unifiee.fr/star-citizen/star-citizen.php?article=845#6">Guildes, escadrons, corporations, organisations alliances, groupes</text:a> </text:p>
        </text:list-item>
        <text:list-item>
          <text:p text:style-name="P3"><text:a xlink:type="simple" xlink:href="http://www.force-unifiee.fr/star-citizen/star-citizen.php?article=845#7">Missions</text:a> </text:p>
        </text:list-item>
        <text:list-item>
          <text:p text:style-name="P3"><text:a xlink:type="simple" xlink:href="http://www.force-unifiee.fr/star-citizen/star-citizen.php?article=845#8">Modding, serveur privé</text:a> </text:p>
        </text:list-item>
        <text:list-item>
          <text:p text:style-name="P3"><text:a xlink:type="simple" xlink:href="http://www.force-unifiee.fr/star-citizen/star-citizen.php?article=845#9">Mort Permanente</text:a> </text:p>
        </text:list-item>
        <text:list-item>
          <text:p text:style-name="P1"><text:a xlink:type="simple" xlink:href="http://www.force-unifiee.fr/star-citizen/star-citizen.php?article=845#10">NPC, aliens</text:a> </text:p>
        </text:list-item>
      </text:list>
      <text:section text:style-name="Sect1" text:name="Section2">
        <text:list xml:id="list4989406802045023275" text:style-name="L2">
          <text:list-item>
            <text:p text:style-name="P4"><text:bookmark text:name="cl_50p1"/><text:a xlink:type="simple" xlink:href="http://www.force-unifiee.fr/star-citizen/star-citizen.php?article=845#11">Pilote automatique</text:a> </text:p>
          </text:list-item>
          <text:list-item>
            <text:p text:style-name="P4"><text:a xlink:type="simple" xlink:href="http://www.force-unifiee.fr/star-citizen/star-citizen.php?article=845#12">Politique, faction</text:a> </text:p>
          </text:list-item>
          <text:list-item>
            <text:p text:style-name="P4"><text:a xlink:type="simple" xlink:href="http://www.force-unifiee.fr/star-citizen/star-citizen.php?article=845#13">Romans</text:a> </text:p>
          </text:list-item>
          <text:list-item>
            <text:p text:style-name="P4"><text:a xlink:type="simple" xlink:href="http://www.force-unifiee.fr/star-citizen/star-citizen.php?article=845#14">Site web</text:a> </text:p>
          </text:list-item>
          <text:list-item>
            <text:p text:style-name="P4"><text:a xlink:type="simple" xlink:href="http://www.force-unifiee.fr/star-citizen/star-citizen.php?article=845#15">Social</text:a> </text:p>
          </text:list-item>
          <text:list-item>
            <text:p text:style-name="P4"><text:a xlink:type="simple" xlink:href="http://www.force-unifiee.fr/star-citizen/star-citizen.php?article=845#16">Sons</text:a> </text:p>
          </text:list-item>
          <text:list-item>
            <text:p text:style-name="P2"><text:a xlink:type="simple" xlink:href="http://www.force-unifiee.fr/star-citizen/star-citizen.php?article=845#17">Vaisseaux</text:a> </text:p>
          </text:list-item>
        </text:list>
      </text:section>
      <text:p text:style-name="Standard"/>
      <text:p text:style-name="Standard"><text:span text:style-name="Strong_20_Emphasis">Le but dans Star Citizen est d'avoir un univers vivant</text:span>, avec une économie poussée impactant non seulement sur les joueurs mais aussi sur l'évolution de l'univ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26S</meta:editing-duration>
    <meta:editing-cycles>4</meta:editing-cycles>
    <meta:generator>OpenOffice/4.0.1$Win32 OpenOffice.org_project/401m5$Build-9714</meta:generator>
    <dc:date>2014-05-11T11:43:35.78</dc:date>
    <dc:creator>Gaëlle Morin</dc:creator>
    <meta:document-statistic meta:table-count="0" meta:image-count="0" meta:object-count="0" meta:page-count="2" meta:paragraph-count="44" meta:word-count="733" meta:character-count="4476"/>
    <meta:user-defined meta:name="Info 1"/>
    <meta:user-defined meta:name="Info 2"/>
    <meta:user-defined meta:name="Info 3"/>
    <meta:user-defined meta:name="Info 4"/>
  </office:meta>
</office:document-meta>
</file>